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eek 6 Automated Builds and Testing</text:p>
      <text:p text:style-name="Standard">DevOps</text:p>
      <text:p text:style-name="Standard">DO Blended</text:p>
      <text:p text:style-name="Standard">Winter 2023</text:p>
      <text:p text:style-name="Standard">CSDO1010-005-B-W23</text:p>
      <text:p text:style-name="Standard">Week 6: Automated Builds and Testing</text:p>
      <text:p text:style-name="Standard">GETTING STARTED</text:p>
      <text:p text:style-name="Standard">Underline</text:p>
      <text:p text:style-name="Standard"/>
      <text:p text:style-name="Standard">Developers are under constant pressure to release software faster, and the build is the heart of this process.</text:p>
      <text:p text:style-name="Standard"/>
      <text:p text:style-name="Standard">cartoon</text:p>
      <text:p text:style-name="Standard"/>
      <text:p text:style-name="Standard">Before starting a deep dive into your learning adventure, think about the following questions:</text:p>
      <text:p text:style-name="Standard"/>
      <text:p text:style-name="Standard">What are automated build common pitfalls (misconceptions)?</text:p>
      <text:p text:style-name="Standard">How does continuous testing accelerate application development?</text:p>
      <text:p text:style-name="Standard">What are the benefits of continuous testing? What are some of the testing methodologies?</text:p>
      <text:p text:style-name="Standard">What are the best practices for your continuous delivery pipeline stages?</text:p>
      <text:p text:style-name="Standard">What is meant by blue-green deployments, A/B testing, and canary releases?</text:p>
      <text:p text:style-name="Standard">What is Gradle? What are Gradle features and core principles?</text:p>
      <text:p text:style-name="Standard">What are the three distinct phases of a Gradle build?</text:p>
      <text:p text:style-name="Standard">What is dependency management?</text:p>
      <text:p text:style-name="Standard">What are Selenium tools? What are some of the guidelines and recommendations for Selenium? And what should be avoided?</text:p>
      <text:p text:style-name="Standard">How can I use webhooks to build and set up integrations?</text:p>
      <text:p text:style-name="Standard">What is the purpose of Jenkins plugins in the CI/CD pipeline?</text:p>
      <text:p text:style-name="Standard"/>
      <text:p text:style-name="Standard">OVERVIEW</text:p>
      <text:p text:style-name="Standard">Underline</text:p>
      <text:p text:style-name="Standard"/>
      <text:p text:style-name="Standard">AutomationThis week you will learn about automated builds and testing and how it relates to DevOps. You will learn about the automated build, its benefits, common pitfalls, and its role in CI/CD pipeline. We will discuss continuous testing, its benefits, and it is roles in accelerating software development release. You will learn about some of the different testing methodologies and the role of continuous testing in DevOps practices.</text:p>
      <text:p text:style-name="Standard"/>
      <text:p text:style-name="Standard">You will gain insight into continuous delivery, its best practices, and how a continuous delivery pipeline will help you automate your builds, unit tests, and deployment. In the process, we will talk about Blue-green Deployments, A/B testing, and canary releases.</text:p>
      <text:p text:style-name="Standard"/>
      <text:p text:style-name="Standard">You will learn about Gradle, the build automation tool, its features, and core principles. We will examine the different phases of the Gradle build lifecycle and the building support that Gradle has for dependency management. We will talk about Selenium, the web automation testing tool, and the different types of supported tests. You will become familiar with the different components you will need to understand to build a test suite using WebDriver. And we will explore how webhooks can help you set up integrations.</text:p>
      <text:p text:style-name="Standard"/>
      <text:p text:style-name="Standard"><text:soft-page-break/>Finally, you will learn about Jenkins's plugins for Gradle and Selenium for your CI/CD pipeline.</text:p>
      <text:p text:style-name="Standard"/>
      <text:p text:style-name="Standard">Enjoy the module this week. Automated builds and continuous testing are an integral part of the continuous integration and delivery pipeline and play a significant role in your DevOps practices.</text:p>
      <text:p text:style-name="Standard"/>
      <text:p text:style-name="Standard"/>
      <text:p text:style-name="Standard">WHY IT MATTERS</text:p>
      <text:p text:style-name="Standard">Underline</text:p>
      <text:p text:style-name="Standard"/>
      <text:p text:style-name="Standard">As a DevOps Engineer, you will be responsible for the organization’s automated builds and testing as part of the CI/CD Pipeline.</text:p>
      <text:p text:style-name="Standard"/>
      <text:p text:style-name="Standard">In a DevOps environment, Automated Builds are a prerequisite to the effective use of continuous integration.</text:p>
      <text:p text:style-name="Standard"/>
      <text:p text:style-name="Standard">Continuous testing is performed automatically throughout the software development life cycle (SDLC) and works hand in hand with continuous integration to automatically validate any new code integrated into the application. Continuous testing involves a spectrum of tests that ensure system reliability, security, operations performance, and usability.</text:p>
      <text:p text:style-name="Standard"/>
      <text:p text:style-name="Standard">Continuous delivery lets your development teams automate the process that moves software in your SDLC. It provides many benefits, such as reducing time to deployment through continuous testing and development.</text:p>
      <text:p text:style-name="Standard"/>
      <text:p text:style-name="Standard">Gradle is an open-source build automation tool that is designed to be flexible enough to build almost any type of software. Selenium is an umbrella project for a range of tools and libraries that enable and support the automation of web browser test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7T21:36:47.814000000</meta:creation-date>
    <dc:date>2023-07-17T21:42:34.321000000</dc:date>
    <meta:editing-duration>PT5M46S</meta:editing-duration>
    <meta:editing-cycles>1</meta:editing-cycles>
    <meta:document-statistic meta:table-count="0" meta:image-count="0" meta:object-count="0" meta:page-count="2" meta:paragraph-count="36" meta:word-count="568" meta:character-count="3685" meta:non-whitespace-character-count="3153"/>
    <meta:generator>LibreOffice/6.1.2.1$Windows_X86_64 LibreOffice_project/65905a128db06ba48db947242809d14d3f9a93fe</meta:generator>
  </office:meta>
</office:document-meta>
</file>